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0.809cm" svg:y="7.372cm">
            <draw:object draw:notify-on-update-of-ranges="Hoja1.B8:Hoja1.B8 Hoja1.B12:Hoja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2.896cm" svg:y="7.372cm">
            <draw:object draw:notify-on-update-of-ranges="Hoja1.B8:Hoja1.B8 Hoja1.C12:Hoja1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BehaviorSpace results (NetLogo 5.0.3)</text:p>
          </table:table-cell>
          <table:table-cell table:number-columns-repeated="12"/>
        </table:table-row>
        <table:table-row table:style-name="ro1">
          <table:table-cell office:value-type="string">
            <text:p>BusinessInvestorWithAdaptiveBehavior.nlogo</text:p>
          </table:table-cell>
          <table:table-cell table:number-columns-repeated="12"/>
        </table:table-row>
        <table:table-row table:style-name="ro1">
          <table:table-cell office:value-type="string">
            <text:p>expVarProfitMultiplier</text:p>
          </table:table-cell>
          <table:table-cell table:number-columns-repeated="12"/>
        </table:table-row>
        <table:table-row table:style-name="ro1">
          <table:table-cell office:value-type="string">
            <text:p>01/22/2013 19:05:35:890 -0600</text:p>
          </table:table-cell>
          <table:table-cell table:number-columns-repeated="12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[run number]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profitMultiplier</text:p>
          </table:table-cell>
          <table:table-cell office:value-type="float" office:value="0.5">
            <text:p>0,5</text:p>
          </table:table-cell>
          <table:table-cell/>
          <table:table-cell office:value-type="float" office:value="0.6">
            <text:p>0,6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float" office:value="0.8">
            <text:p>0,8</text:p>
          </table:table-cell>
          <table:table-cell/>
          <table:table-cell office:value-type="float" office:value="0.9">
            <text:p>0,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iskMultipli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[steps]</text:p>
          </table:table-cell>
          <table:table-cell table:number-columns-repeated="12" office:value-type="float" office:value="24">
            <text:p>24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[initial &amp; final values]</text:p>
          </table:table-cell>
          <table:table-cell office:value-type="string">
            <text:p>mean [w] of turtles</text:p>
          </table:table-cell>
          <table:table-cell office:value-type="string">
            <text:p>mean [f] of turtles</text:p>
          </table:table-cell>
          <table:table-cell office:value-type="string">
            <text:p>mean [w] of turtles</text:p>
          </table:table-cell>
          <table:table-cell office:value-type="string">
            <text:p>mean [f] of turtles</text:p>
          </table:table-cell>
          <table:table-cell office:value-type="string">
            <text:p>mean [w] of turtles</text:p>
          </table:table-cell>
          <table:table-cell office:value-type="string">
            <text:p>mean [f] of turtles</text:p>
          </table:table-cell>
          <table:table-cell office:value-type="string">
            <text:p>mean [w] of turtles</text:p>
          </table:table-cell>
          <table:table-cell office:value-type="string">
            <text:p>mean [f] of turtles</text:p>
          </table:table-cell>
          <table:table-cell office:value-type="string">
            <text:p>mean [w] of turtles</text:p>
          </table:table-cell>
          <table:table-cell office:value-type="string">
            <text:p>mean [f] of turtles</text:p>
          </table:table-cell>
          <table:table-cell office:value-type="string">
            <text:p>mean [w] of turtles</text:p>
          </table:table-cell>
          <table:table-cell office:value-type="string">
            <text:p>mean [f] of turtles</text:p>
          </table:table-cell>
        </table:table-row>
        <table:table-row table:style-name="ro1">
          <table:table-cell/>
          <table:table-cell office:value-type="float" office:value="96096.505">
            <text:p>96096,505</text:p>
          </table:table-cell>
          <table:table-cell office:value-type="float" office:value="0.0303293638090217">
            <text:p>0,0303293638</text:p>
          </table:table-cell>
          <table:table-cell office:value-type="float" office:value="114503.604">
            <text:p>114503,604</text:p>
          </table:table-cell>
          <table:table-cell office:value-type="float" office:value="0.0241451355364818">
            <text:p>0,0241451355</text:p>
          </table:table-cell>
          <table:table-cell office:value-type="float" office:value="134015.91">
            <text:p>134015,91</text:p>
          </table:table-cell>
          <table:table-cell office:value-type="float" office:value="0.0261399918821222">
            <text:p>0,0261399919</text:p>
          </table:table-cell>
          <table:table-cell office:value-type="float" office:value="149911.88">
            <text:p>149911,88</text:p>
          </table:table-cell>
          <table:table-cell office:value-type="float" office:value="0.0275506211034803">
            <text:p>0,0275506211</text:p>
          </table:table-cell>
          <table:table-cell office:value-type="float" office:value="174258.126">
            <text:p>174258,126</text:p>
          </table:table-cell>
          <table:table-cell office:value-type="float" office:value="0.0276148163867144">
            <text:p>0,0276148164</text:p>
          </table:table-cell>
          <table:table-cell office:value-type="float" office:value="193618.59">
            <text:p>193618,59</text:p>
          </table:table-cell>
          <table:table-cell office:value-type="float" office:value="0.0272776931488251">
            <text:p>0,0272776931</text:p>
          </table:table-cell>
        </table:table-row>
      </table:table>
      <table:named-expressions/>
      <table:database-ranges>
        <table:database-range table:name="__Anonymous_Sheet_DB__0" table:target-range-address="Hoja1.B12:Hoja1.M12" table:orientation="column">
          <table:sort>
            <table:sort-by table:field-number="-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14cm" svg:y="4.188cm" style:legend-expansion="high" chart:style-name="ch2"/>
        <chart:plot-area chart:style-name="ch3" table:cell-range-address="Hoja1.B8:Hoja1.B8 Hoja1.D8:Hoja1.D8 Hoja1.F8:Hoja1.F8 Hoja1.H8:Hoja1.H8 Hoja1.J8:Hoja1.J8 Hoja1.L8:Hoja1.L8 Hoja1.B12:Hoja1.B13 Hoja1.D13:Hoja1.D13 Hoja1.F13:Hoja1.F13 Hoja1.H13:Hoja1.H13 Hoja1.J13:Hoja1.J13 Hoja1.L13:Hoja1.L13" chart:data-source-has-labels="both" svg:x="0.77cm" svg:y="0.855cm" svg:width="11.004cm" svg:height="7.545cm">
          <chartooo:coordinate-region svg:x="2.132cm" svg:y="1.067cm" svg:width="9.549cm" svg:height="6.66cm"/>
          <chart:axis chart:dimension="x" chart:name="primary-x" chart:style-name="ch4" chartooo:axis-type="auto">
            <chartooo:date-scale/>
            <chart:categories table:cell-range-address="Hoja1.B8:Hoja1.B8 Hoja1.D8:Hoja1.D8 Hoja1.F8:Hoja1.F8 Hoja1.H8:Hoja1.H8 Hoja1.J8:Hoja1.J8 Hoja1.L8:Hoja1.L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3:Hoja1.B13 Hoja1.D13:Hoja1.D13 Hoja1.F13:Hoja1.F13 Hoja1.H13:Hoja1.H13 Hoja1.J13:Hoja1.J13 Hoja1.L13:Hoja1.L13" chart:label-cell-address="Hoja1.B12:Hoja1.B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[w] of turtles</text:p>
                <draw:g>
                  <svg:desc>Hoja1.B12:Hoja1.B1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Hoja1.B8:Hoja1.B8 Hoja1.D8:Hoja1.D8 Hoja1.F8:Hoja1.F8 Hoja1.H8:Hoja1.H8 Hoja1.J8:Hoja1.J8 Hoja1.L8:Hoja1.L8</svg:desc>
                </draw:g>
              </table:table-cell>
              <table:table-cell office:value-type="float" office:value="96096.505">
                <text:p>96096.505</text:p>
                <draw:g>
                  <svg:desc>Hoja1.B13:Hoja1.B13 Hoja1.D13:Hoja1.D13 Hoja1.F13:Hoja1.F13 Hoja1.H13:Hoja1.H13 Hoja1.J13:Hoja1.J13 Hoja1.L13:Hoja1.L13</svg:desc>
                </draw:g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14503.604">
                <text:p>114503.60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34015.91">
                <text:p>134015.9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49911.88">
                <text:p>149911.8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74258.126">
                <text:p>174258.1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93618.59">
                <text:p>193618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84cm" svg:y="4.188cm" style:legend-expansion="high" chart:style-name="ch2"/>
        <chart:plot-area chart:style-name="ch3" table:cell-range-address="Hoja1.B8:Hoja1.B8 Hoja1.D8:Hoja1.D8 Hoja1.F8:Hoja1.F8 Hoja1.H8:Hoja1.H8 Hoja1.J8:Hoja1.J8 Hoja1.L8:Hoja1.L8 Hoja1.C12:Hoja1.C13 Hoja1.E13:Hoja1.E13 Hoja1.G13:Hoja1.G13 Hoja1.I13:Hoja1.I13 Hoja1.K13:Hoja1.K13 Hoja1.M13:Hoja1.M13" chart:data-source-has-labels="both" svg:x="0.77cm" svg:y="0.855cm" svg:width="10.574cm" svg:height="7.545cm">
          <chartooo:coordinate-region svg:x="1.868cm" svg:y="1.068cm" svg:width="9.382cm" svg:height="6.659cm"/>
          <chart:axis chart:dimension="x" chart:name="primary-x" chart:style-name="ch4" chartooo:axis-type="auto">
            <chartooo:date-scale/>
            <chart:categories table:cell-range-address="Hoja1.B8:Hoja1.B8 Hoja1.D8:Hoja1.D8 Hoja1.F8:Hoja1.F8 Hoja1.H8:Hoja1.H8 Hoja1.J8:Hoja1.J8 Hoja1.L8:Hoja1.L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13:Hoja1.C13 Hoja1.E13:Hoja1.E13 Hoja1.G13:Hoja1.G13 Hoja1.I13:Hoja1.I13 Hoja1.K13:Hoja1.K13 Hoja1.M13:Hoja1.M13" chart:label-cell-address="Hoja1.C12:Hoja1.C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[f] of turtles</text:p>
                <draw:g>
                  <svg:desc>Hoja1.C12:Hoja1.C1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Hoja1.B8:Hoja1.B8 Hoja1.D8:Hoja1.D8 Hoja1.F8:Hoja1.F8 Hoja1.H8:Hoja1.H8 Hoja1.J8:Hoja1.J8 Hoja1.L8:Hoja1.L8</svg:desc>
                </draw:g>
              </table:table-cell>
              <table:table-cell office:value-type="float" office:value="0.0303293638090217">
                <text:p>0.0303293638090217</text:p>
                <draw:g>
                  <svg:desc>Hoja1.C13:Hoja1.C13 Hoja1.E13:Hoja1.E13 Hoja1.G13:Hoja1.G13 Hoja1.I13:Hoja1.I13 Hoja1.K13:Hoja1.K13 Hoja1.M13:Hoja1.M13</svg:desc>
                </draw:g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241451355364818">
                <text:p>0.024145135536481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261399918821222">
                <text:p>0.026139991882122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275506211034803">
                <text:p>0.027550621103480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276148163867144">
                <text:p>0.027614816386714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72776931488251">
                <text:p>0.0272776931488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